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64DecodeStream.getNextAtom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7">
            <text:p text:style-name="Table_20_Contents">27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Base64DecodeStream.rea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e64DecodeStream.Base64DecodeStream( InputStream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64DecodeStream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ase64DecodeStream.read( byte [ ] out , int offset , int le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ase64DecodeStream.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64Decode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